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66in"/>
    </style:style>
    <style:style style:name="co2" style:family="table-column">
      <style:table-column-properties fo:break-before="auto" style:column-width="3.5591in"/>
    </style:style>
    <style:style style:name="co3" style:family="table-column">
      <style:table-column-properties fo:break-before="auto" style:column-width="3.7953in"/>
    </style:style>
    <style:style style:name="co4" style:family="table-column">
      <style:table-column-properties fo:break-before="auto" style:column-width="2.2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70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71in" fo:break-before="auto" style:use-optimal-row-height="true"/>
    </style:style>
    <style:style style:name="ro6" style:family="table-row">
      <style:table-row-properties style:row-height="0.3626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5244in" fo:break-before="auto" style:use-optimal-row-height="true"/>
    </style:style>
    <style:style style:name="ro9" style:family="table-row">
      <style:table-row-properties style:row-height="0.3563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vertical-align="top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vertical-align="top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wrap-option="no-wrap" style:vertical-align="top"/>
    </style:style>
    <style:style style:name="ce26" style:family="table-cell" style:parent-style-name="Default">
      <style:table-cell-properties fo:background-color="transparent" fo:wrap-option="no-wrap" style:vertical-align="top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fo:wrap-option="no-wrap" style:vertical-align="top"/>
      <style:text-properties style:font-name="Liberation Serif" fo:font-size="11pt" fo:language="es" fo:country="ES" style:font-name-asian="Calibri" style:font-size-asian="11pt" style:language-asian="en" style:country-asian="US" style:font-size-complex="11pt" style:language-complex="ar" style:country-complex="SA"/>
    </style:style>
    <style:style style:name="ce6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ohit Devanaga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c9211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font-name="Liberation Serif" fo:font-size="11pt" style:font-size-asian="11pt" style:font-size-complex="11pt"/>
    </style:style>
    <style:style style:name="ce5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c9211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fo:language="quh" fo:country="BO"/>
    </style:style>
    <style:style style:name="ce30" style:family="table-cell" style:parent-style-name="Default">
      <style:table-cell-properties style:vertical-align="top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ar" style:country-complex="S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font-name-asian="Times New Roman" fo:color="#0000ff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ar" style:country-complex="S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Times New Roma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Times New Roman" fo:color="#0000ff" style:language-complex="ar" style:country-complex="SA" style:language-asian="es" style:country-asian="ES" fo:language="es" fo:country="ES" style:text-line-through-mode="continuous" fo:text-shadow="none" style:text-outline="false" fo:font-style="normal" style:text-line-through-type="none" style:text-underline-style="none" style:text-underline-color="font-color" fo:font-size="11pt"/>
    </style:style>
    <style:style style:name="T10" style:family="text">
      <style:text-properties style:font-name-asian="Times New Roma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Times New Roman" style:language-complex="ar" style:country-complex="SA" style:language-asian="es" style:country-asian="ES" fo:language="es" fo:country="ES" style:text-line-through-mode="continuous" fo:text-shadow="none" style:text-outline="false" fo:font-style="normal" style:text-line-through-type="none" style:text-underline-style="none" style:text-underline-color="font-color" fo:font-size="11pt"/>
    </style:style>
    <style:style style:name="T11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language-asian="en" style:country-asian="US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ar" style:country-complex="SA" fo:color="#0000ff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language-asian="en" style:country-asian="US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ff" fo:font-weight="normal" style:font-weight-asian="normal" style:font-weight-complex="normal"/>
    </style:style>
    <style:style style:name="T17" style:family="text">
      <style:text-properties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  <style:style style:name="T18" style:family="text">
      <style:text-properties fo:font-weight="bold"/>
    </style:style>
    <style:style style:name="T19" style:family="text">
      <style:text-properties style:use-window-font-color="true" style:font-name="Times New Roman" fo:font-size="12pt" style:letter-kerning="false" fo:language="es" fo:country="ES" style:language-asian="es" style:country-asian="ES" style:language-complex="ar" style:country-complex="SA" style:font-name-asian="Times New Roman" style:font-name-complex="Times New Roman" style:font-size-asian="11pt" style:font-size-complex="12pt"/>
    </style:style>
    <style:style style:name="T20" style:family="text">
      <style:text-properties style:use-window-font-color="true" style:font-name="Times New Roman" fo:font-size="12pt" style:letter-kerning="false" style:language-asian="es" style:country-asian="ES" style:language-complex="ar" style:country-complex="SA" style:font-name-asian="Times New Roman" style:font-name-complex="Times New Roman" style:font-size-asian="11pt" style:font-size-complex="12pt" fo:language="en" fo:country="US"/>
    </style:style>
    <style:style style:name="T21" style:family="text">
      <style:text-properties style:language-complex="ar" style:country-complex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asian="Calibri" fo:color="#c9211e" style:language-asian="en" style:country-asian="US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2" style:family="text">
      <style:text-properties style:language-complex="ar" style:country-complex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asian="Calibri" style:language-asian="en" style:country-asian="US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3" style:family="text">
      <style:text-properties fo:color="#ff0000"/>
    </style:style>
    <style:style style:name="T24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quh" fo:country="BO" style:language-asian="en" style:country-asian="US" style:language-complex="ar" style:country-complex="SA" style:font-name-asian="Calibri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language-complex="ar" style:country-complex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Calibri" style:font-name="Liberation Serif" style:language-asian="en" style:country-asian="US" fo:language="quh" fo:country="BO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6" style:family="text">
      <style:text-properties fo:color="#ff0000" style:font-name="Calibri" fo:font-size="11pt"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</office:automatic-styles>
  <office:body>
    <office:spreadsheet>
      <table:tracked-changes>
        <table:cell-content-change table:id="ct1">
          <table:cell-address table:column="0" table:row="350" table:table="0"/>
          <office:change-info>
            <dc:creator> </dc:creator>
            <dc:date>2022-08-28T03:09:21.111516861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349" table:table="0"/>
          <office:change-info>
            <dc:creator> </dc:creator>
            <dc:date>2022-08-28T03:09:35.304599137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351" table:table="0"/>
          <office:change-info>
            <dc:creator> </dc:creator>
            <dc:date>2022-08-28T03:14:02.94153124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49" table:table="0"/>
          <office:change-info>
            <dc:creator> </dc:creator>
            <dc:date>2022-08-29T02:15:49.245435545</dc:date>
          </office:change-info>
          <table:previous table:id="ct2">
            <table:change-track-table-cell office:value-type="string">
              <text:p>Otros archivos con traducciones</text:p>
            </table:change-track-table-cell>
          </table:previous>
        </table:cell-content-change>
        <table:insertion table:id="ct5" table:type="row" table:position="348" table:table="0">
          <office:change-info>
            <dc:creator> </dc:creator>
            <dc:date>2022-08-29T02:15:51.912049000</dc:date>
          </office:change-info>
        </table:insertion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19" table:default-cell-style-name="ce22"/>
        <table:table-column table:style-name="co5" table:default-cell-style-name="ce30"/>
        <table:table-row table:style-name="ro1">
          <table:table-cell table:style-name="ce1" office:value-type="string" calcext:value-type="string">
            <text:p>Archivo</text:p>
          </table:table-cell>
          <table:table-cell table:style-name="ce7" office:value-type="string" calcext:value-type="string">
            <text:p>Castellano</text:p>
          </table:table-cell>
          <table:table-cell table:style-name="ce7" office:value-type="string" calcext:value-type="string">
            <text:p>Aymara</text:p>
          </table:table-cell>
          <table:table-cell table:style-name="ce7" office:value-type="string" calcext:value-type="string">
            <text:p>Agregar a P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Salir</text:p>
          </table:table-cell>
          <table:table-cell table:style-name="ce55" office:value-type="string" calcext:value-type="string">
            <text:p>Mistu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Apagar el equipo</text:p>
          </table:table-cell>
          <table:table-cell table:style-name="ce55" office:value-type="string" calcext:value-type="string">
            <text:p>Kumputarur jiwt’ayaña</text:p>
          </table:table-cell>
          <table:table-cell office:value-type="string" calcext:value-type="string">
            <text:p>Shutdown the compu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10" office:value-type="string" calcext:value-type="string">
            <text:p>---Todas las aplicaciones---</text:p>
          </table:table-cell>
          <table:table-cell table:style-name="ce55" office:value-type="string" calcext:value-type="string">
            <text:p>---Taqpach aplikasiyunanaka---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(estas aplicaciones están en las siguientes categorías)</text:p>
          </table:table-cell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utility.directory</text:p>
          </table:table-cell>
          <table:table-cell table:style-name="ce10" office:value-type="string" calcext:value-type="string">
            <text:p>---Accesorios---</text:p>
          </table:table-cell>
          <table:table-cell table:style-name="ce49" office:value-type="string" calcext:value-type="string">
            <text:p>---Yänaka (Accesorios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1" office:value-type="string" calcext:value-type="string">
            <text:p>Archivos</text:p>
          </table:table-cell>
          <table:table-cell table:style-name="ce50" office:value-type="string" calcext:value-type="string">
            <text:p>Wayaqanaka (archivos)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Acceder a los archivos y organizarlos</text:p>
          </table:table-cell>
          <table:table-cell table:style-name="ce55" office:value-type="string" calcext:value-type="string">
            <text:p>Wayaqanakar mantam ukatxa siqich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Carpeta personal</text:p>
          </table:table-cell>
          <table:table-cell table:style-name="ce58" office:value-type="string" calcext:value-type="string">
            <text:p>Jaqinkir q’i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2" office:value-type="string" calcext:value-type="string">
            <text:p>Equipo</text:p>
          </table:table-cell>
          <table:table-cell table:style-name="ce55" office:value-type="string" calcext:value-type="string">
            <text:p>Kumputar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Papelera</text:p>
          </table:table-cell>
          <table:table-cell table:style-name="ce72" office:value-type="string" calcext:value-type="string">
            <text:p>T'una-u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11" office:value-type="string" calcext:value-type="string">
            <text:p>Ayuda</text:p>
          </table:table-cell>
          <table:table-cell table:style-name="ce57" office:value-type="string" calcext:value-type="string">
            <text:p>Yana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8" office:value-type="string" calcext:value-type="string">
            <text:p>Obtenga ayuda acerca de GNOME</text:p>
          </table:table-cell>
          <table:table-cell table:style-name="ce55" office:value-type="string" calcext:value-type="string">
            <text:p>GNOME ukxat yanap jikx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culator.mo</text:p>
          </table:table-cell>
          <table:table-cell table:style-name="ce11" office:value-type="string" calcext:value-type="string">
            <text:p>Calculadora</text:p>
          </table:table-cell>
          <table:table-cell table:style-name="ce57" office:value-type="string" calcext:value-type="string">
            <text:p>Jakhu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culator.mo</text:p>
          </table:table-cell>
          <table:table-cell table:style-name="ce8" office:value-type="string" calcext:value-type="string">
            <text:p>Realice cálculos aritméticos, científicos o financieros</text:p>
          </table:table-cell>
          <table:table-cell table:style-name="ce55" office:value-type="string" calcext:value-type="string">
            <text:p>Jakhu lurawinak ukhamarak qullqinch tuqinakat luram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usr/share/locale-langpack/es/LC_MESSAGES/gnome-screenshot.mo</text:p>
          </table:table-cell>
          <table:table-cell table:style-name="ce11" office:value-type="string" calcext:value-type="string">
            <text:p>Captura de pantalla</text:p>
          </table:table-cell>
          <table:table-cell table:style-name="ce57" office:value-type="string" calcext:value-type="string">
            <text:p>Pantall katthapi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creenshot.mo</text:p>
          </table:table-cell>
          <table:table-cell table:style-name="ce8" office:value-type="string" calcext:value-type="string">
            <text:p>Guarde imágenes de su pantalla o de ventanas individuales</text:p>
          </table:table-cell>
          <table:table-cell table:style-name="ce55" office:value-type="string" calcext:value-type="string">
            <text:p>Pantallan jamuqanak jan ukjax sapa wintananakan jamuqanak im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11" office:value-type="string" calcext:value-type="string">
            <text:p>ClamTk</text:p>
          </table:table-cell>
          <table:table-cell table:style-name="ce57" office:value-type="string" calcext:value-type="string">
            <text:p>ClamT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8" office:value-type="string" calcext:value-type="string">
            <text:p>Analizar en busca de amenazas...</text:p>
          </table:table-cell>
          <table:table-cell table:style-name="ce55" office:value-type="string" calcext:value-type="string">
            <text:p>Axsarayawinak thaqhaw uñakipañ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11" office:value-type="string" calcext:value-type="string">
            <text:p>Copias de respaldo</text:p>
          </table:table-cell>
          <table:table-cell table:style-name="ce57" office:value-type="string" calcext:value-type="string">
            <text:p>Qillqaqawinak jark’aqasi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Cambie las configuraciones del respaldo</text:p>
          </table:table-cell>
          <table:table-cell table:style-name="ce72" office:value-type="string" calcext:value-type="string">
            <text:p>(Copias de respaldo) jark’aqasiñatak mayjachawin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Respaldar</text:p>
          </table:table-cell>
          <table:table-cell table:style-name="ce74" office:value-type="string" calcext:value-type="string">
            <text:p>Jark’aqaña (respald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1" office:value-type="string" calcext:value-type="string">
            <text:p>Discos</text:p>
          </table:table-cell>
          <table:table-cell table:style-name="ce57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8" office:value-type="string" calcext:value-type="string">
            <text:p>Gestione dispositivos y soportes</text:p>
          </table:table-cell>
          <table:table-cell table:style-name="ce55" office:value-type="string" calcext:value-type="string">
            <text:p>Dispositivos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11" office:value-type="string" calcext:value-type="string">
            <text:p>Editor de textos</text:p>
          </table:table-cell>
          <table:table-cell table:style-name="ce50" office:value-type="string" calcext:value-type="string">
            <text:p>Gedit qillqatanakan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Edite archivos de texto</text:p>
          </table:table-cell>
          <table:table-cell table:style-name="ce72" office:value-type="string" calcext:value-type="string">
            <text:p>Qillqat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Ventana nueva</text:p>
          </table:table-cell>
          <table:table-cell table:style-name="ce72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Documento nuevo</text:p>
          </table:table-cell>
          <table:table-cell table:style-name="ce72" office:value-type="string" calcext:value-type="string">
            <text:p>Machaq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le-roller.mo</text:p>
          </table:table-cell>
          <table:table-cell table:style-name="ce11" office:value-type="string" calcext:value-type="string">
            <text:p>Gestor de archivadores</text:p>
          </table:table-cell>
          <table:table-cell table:style-name="ce72" office:value-type="string" calcext:value-type="string">
            <text:p>Wayaqanak limthapiri (archivador)</text:p>
          </table:table-cell>
          <table:table-cell/>
          <table:table-cell table:style-name="ce3" office:value-type="string" calcext:value-type="string">
            <text:p>Hemos decidido que Wayaqanak limthapiri (archivadores) irpiri es demasi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usr/share/locale-langpack/es/LC_MESSAGES/file-roller.mo</text:p>
          </table:table-cell>
          <table:table-cell table:style-name="ce8" office:value-type="string" calcext:value-type="string">
            <text:p>Cree y modifique un archivador</text:p>
            <text:p/>
          </table:table-cell>
          <table:table-cell table:style-name="ce55" office:value-type="string" calcext:value-type="string">
            <text:p><text:span text:style-name="T7">Wayaqanak limthapiri</text:span> uñstayam ukhamar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note.mo</text:p>
          </table:table-cell>
          <table:table-cell table:style-name="ce11" office:value-type="string" calcext:value-type="string">
            <text:p>Gnote</text:p>
          </table:table-cell>
          <table:table-cell table:style-name="ce57" office:value-type="string" calcext:value-type="string">
            <text:p>Gno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gnote.mo</text:p>
          </table:table-cell>
          <table:table-cell table:style-name="ce8" office:value-type="string" calcext:value-type="string">
            <text:p>Tome notas, enlace ideas y manténgase organizado</text:p>
          </table:table-cell>
          <table:table-cell table:style-name="ce55" office:value-type="string" calcext:value-type="string">
            <text:p>Yatiyawinak qillqam,amuyunak chinum ukhamaraki pustuki su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oe.desktop</text:p>
          </table:table-cell>
          <table:table-cell table:style-name="ce13" office:value-type="string" calcext:value-type="string">
            <text:p>Joe's Own Editor</text:p>
          </table:table-cell>
          <table:table-cell table:style-name="ce57" office:value-type="string" calcext:value-type="string">
            <text:p>Joe's Own Edi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joe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macs.desktop</text:p>
          </table:table-cell>
          <table:table-cell table:style-name="ce13" office:value-type="string" calcext:value-type="string">
            <text:p>Joe's Own Editor - EMACS Emulation</text:p>
          </table:table-cell>
          <table:table-cell table:style-name="ce57" office:value-type="string" calcext:value-type="string">
            <text:p>Joe's Own Editor - EMACS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macs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pico.desktop</text:p>
          </table:table-cell>
          <table:table-cell table:style-name="ce13" office:value-type="string" calcext:value-type="string">
            <text:p>Joe's Own Editor - NANO/PICO Emulation</text:p>
          </table:table-cell>
          <table:table-cell table:style-name="ce57" office:value-type="string" calcext:value-type="string">
            <text:p>Joe's Own Editor - NANO/PICO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pico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star.desktop</text:p>
          </table:table-cell>
          <table:table-cell table:style-name="ce13" office:value-type="string" calcext:value-type="string">
            <text:p>Joe's Own Editor - WordStar Emulation</text:p>
          </table:table-cell>
          <table:table-cell table:style-name="ce57" office:value-type="string" calcext:value-type="string">
            <text:p>Joe's Own Editor - WordStar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star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 ukhamaraki wayaqa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11" office:value-type="string" calcext:value-type="string">
            <text:p>Teclado virtual</text:p>
          </table:table-cell>
          <table:table-cell table:style-name="ce57" office:value-type="string" calcext:value-type="string">
            <text:p>Pantalla ukan tiklar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8" office:value-type="string" calcext:value-type="string">
            <text:p>Activar o no el teclado en pantalla</text:p>
          </table:table-cell>
          <table:table-cell table:style-name="ce55" office:value-type="string" calcext:value-type="string">
            <text:p>Pantalla ukan tiklaru naktayaña jan ukax janir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fo.desktop</text:p>
          </table:table-cell>
          <table:table-cell table:style-name="ce13" office:value-type="string" calcext:value-type="string">
            <text:p>TeXInfo</text:p>
          </table:table-cell>
          <table:table-cell table:style-name="ce57" office:value-type="string" calcext:value-type="string">
            <text:p>TeXIn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fo.desktop</text:p>
          </table:table-cell>
          <table:table-cell table:style-name="ce8" office:value-type="string" calcext:value-type="string">
            <text:p><text:span text:style-name="T2">The viewer for TexInfo documents</text:span></text:p>
            <text:p><text:span text:style-name="T3">ES:</text:span> Visualizador de documentos de TeXInfo</text:p>
          </table:table-cell>
          <table:table-cell table:style-name="ce55" office:value-type="string" calcext:value-type="string">
            <text:p>TeXInfo ukan qillqa wayaqanak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Tipografías</text:p>
          </table:table-cell>
          <table:table-cell table:style-name="ce55" office:value-type="string" calcext:value-type="string">
            <text:p>Qillqa kas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Ver las tipografías de su sistema</text:p>
          </table:table-cell>
          <table:table-cell table:style-name="ce55" office:value-type="string" calcext:value-type="string">
            <text:p>Sistema ukaman qillqa kasta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education.directory</text:p>
          </table:table-cell>
          <table:table-cell table:style-name="ce11" office:value-type="string" calcext:value-type="string">
            <text:p>---Educación---</text:p>
          </table:table-cell>
          <table:table-cell table:style-name="ce50" office:value-type="string" calcext:value-type="string">
            <text:p>---Yatichäwi <text:span text:style-name="T18">(</text:span>Educación<text:span text:style-name="T18">)</text:span>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GoldenDict</text:p>
          </table:table-cell>
          <table:table-cell table:style-name="ce55" office:value-type="string" calcext:value-type="string">
            <text:p>GoldenDi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<text:span text:style-name="T4">GoldenDict</text:span></text:p>
            <text:p><text:span text:style-name="T5">Debe ser: </text:span><text:span text:style-name="T6">Consulte diccionarios electrónicos</text:span></text:p>
          </table:table-cell>
          <table:table-cell table:style-name="ce55" office:value-type="string" calcext:value-type="string">
            <text:p>Electrónicos aru-pirwanakan thaq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graphics.directory</text:p>
          </table:table-cell>
          <table:table-cell table:style-name="ce11" office:value-type="string" calcext:value-type="string">
            <text:p>---Gráficos---</text:p>
          </table:table-cell>
          <table:table-cell table:style-name="ce57" office:value-type="string" calcext:value-type="string">
            <text:p>---Jamuq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draw.io</text:p>
          </table:table-cell>
          <table:table-cell table:style-name="ce55" office:value-type="string" calcext:value-type="string">
            <text:p>draw.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<text:span text:style-name="T4">diagrams.net desktop</text:span></text:p>
            <text:p><text:span text:style-name="T5">ES:</text:span><text:span text:style-name="T6"> Escritorio de diagrams.net</text:span></text:p>
          </table:table-cell>
          <table:table-cell table:style-name="ce61" office:value-type="string" calcext:value-type="string">
            <text:p>Diagrams.net ukan iskritury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imple-scan.mo</text:p>
          </table:table-cell>
          <table:table-cell table:style-name="ce11" office:value-type="string" calcext:value-type="string">
            <text:p>Escáner de documentos</text:p>
            <text:p/>
          </table:table-cell>
          <table:table-cell table:style-name="ce57" office:value-type="string" calcext:value-type="string">
            <text:p>Qillqa wayaqanak ullakipawi</text:p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locale-langpack/es/LC_MESSAGES/simple-scan.mo</text:p>
          </table:table-cell>
          <table:table-cell table:style-name="ce8" office:value-type="string" calcext:value-type="string">
            <text:p><text:span text:style-name="T7">Hacer copias digitales de sus fotos y documentos       </text:span><text:span text:style-name="T3">Debe ser:</text:span> Haga copias digitales de sus fotos y documentos</text:p>
          </table:table-cell>
          <table:table-cell table:style-name="ce55" office:value-type="string" calcext:value-type="string">
            <text:p>Luk’anampi phutunakam ukhamarak qillqa-wayaqanakaman tallaqañanak lur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lameshot.desktop</text:p>
          </table:table-cell>
          <table:table-cell table:style-name="ce11" office:value-type="string" calcext:value-type="string">
            <text:p>Flameshot</text:p>
          </table:table-cell>
          <table:table-cell table:style-name="ce57" office:value-type="string" calcext:value-type="string">
            <text:p>Flamesho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flameshot.desktop</text:p>
          </table:table-cell>
          <table:table-cell table:style-name="ce14" office:value-type="string" calcext:value-type="string">
            <text:p>Powerful yet simple to use screenshot software.</text:p>
            <text:p><text:span text:style-name="T3">ES: </text:span>Captura de pantalla que es poderoso pero sencillo usar</text:p>
          </table:table-cell>
          <table:table-cell table:style-name="ce61" office:value-type="string" calcext:value-type="string">
            <text:p>Pantall katthapiñaxa wali kusawa ukhamas jasakirakiw apnaqañatak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isplay-im6.q16.desktop</text:p>
          </table:table-cell>
          <table:table-cell table:style-name="ce11" office:value-type="string" calcext:value-type="string">
            <text:p>ImageMagick (color depth=q16)</text:p>
          </table:table-cell>
          <table:table-cell table:style-name="ce57" office:value-type="string" calcext:value-type="string">
            <text:p>ImageMagi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isplay-im6.q16.desktop</text:p>
          </table:table-cell>
          <table:table-cell table:style-name="ce8" office:value-type="string" calcext:value-type="string">
            <text:p>Display and edit image files</text:p>
            <text:p><text:span text:style-name="T3">ES:</text:span> Visualice y edite archivos de imágenes</text:p>
          </table:table-cell>
          <table:table-cell table:style-name="ce55" office:value-type="string" calcext:value-type="string">
            <text:p>Wayaq jamuqanak uñj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kscape.desktop</text:p>
          </table:table-cell>
          <table:table-cell table:style-name="ce11" office:value-type="string" calcext:value-type="string">
            <text:p>Inkscape</text:p>
          </table:table-cell>
          <table:table-cell table:style-name="ce57" office:value-type="string" calcext:value-type="string">
            <text:p>Inksca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kscape.desktop</text:p>
          </table:table-cell>
          <table:table-cell table:style-name="ce8" office:value-type="string" calcext:value-type="string">
            <text:p>Cree y edite Gráficos Vectoriales Escalables (SVG)</text:p>
          </table:table-cell>
          <table:table-cell table:style-name="ce55" office:value-type="string" calcext:value-type="string">
            <text:p><text:span text:style-name="T7">(Gráficos Vectoriales Escalables) SVG</text:span>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1" office:value-type="string" calcext:value-type="string">
            <text:p>LibreOffice Draw</text:p>
          </table:table-cell>
          <table:table-cell table:style-name="ce57" office:value-type="string" calcext:value-type="string">
            <text:p>LibreOffice Draw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libreoffice-draw.desktop</text:p>
          </table:table-cell>
          <table:table-cell table:style-name="ce8" office:value-type="string" calcext:value-type="string">
            <text:p>Cree y edite dibujos, diagramas de flujo y logotipos con Draw</text:p>
            <text:p/>
          </table:table-cell>
          <table:table-cell table:style-name="ce55" office:value-type="string" calcext:value-type="string">
            <text:p>Draw ukampi, jamuqanaka ukhamarak uñañchañanaka uñstayam askicharaki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imp20.mo</text:p>
          </table:table-cell>
          <table:table-cell table:style-name="ce11" office:value-type="string" calcext:value-type="string">
            <text:p>Programa de manipulación de imágenes de GNU</text:p>
            <text:p/>
          </table:table-cell>
          <table:table-cell table:style-name="ce57" office:value-type="string" calcext:value-type="string">
            <text:p>GIMP - Jamuqanak apnaqañ pruk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imp20.mo</text:p>
          </table:table-cell>
          <table:table-cell table:style-name="ce8" office:value-type="string" calcext:value-type="string">
            <text:p>Cree imágenes y edite fotografías</text:p>
          </table:table-cell>
          <table:table-cell table:style-name="ce55" office:value-type="string" calcext:value-type="string">
            <text:p>Jamuqanak uñstayam ukhamarak phutun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11" office:value-type="string" calcext:value-type="string">
            <text:p>Shotwell</text:p>
          </table:table-cell>
          <table:table-cell table:style-name="ce57" office:value-type="string" calcext:value-type="string">
            <text:p>Shotw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8" office:value-type="string" calcext:value-type="string">
            <text:p>Organice sus fotos</text:p>
          </table:table-cell>
          <table:table-cell table:style-name="ce55" office:value-type="string" calcext:value-type="string">
            <text:p>Phutunakam wa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11" office:value-type="string" calcext:value-type="string">
            <text:p>Visor de documentos</text:p>
          </table:table-cell>
          <table:table-cell table:style-name="ce57" office:value-type="string" calcext:value-type="string">
            <text:p>Evince - Qillqa-wayaqanakan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8" office:value-type="string" calcext:value-type="string">
            <text:p>Vea documentos de varias páginas</text:p>
          </table:table-cell>
          <table:table-cell table:style-name="ce55" office:value-type="string" calcext:value-type="string">
            <text:p>Walja laphinakan qillqa-wayaqa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11" office:value-type="string" calcext:value-type="string">
            <text:p>Visor de imágenes</text:p>
          </table:table-cell>
          <table:table-cell table:style-name="ce57" office:value-type="string" calcext:value-type="string">
            <text:p>Jamuqanakan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8" office:value-type="string" calcext:value-type="string">
            <text:p>Examine y rote imágenes</text:p>
          </table:table-cell>
          <table:table-cell table:style-name="ce55" office:value-type="string" calcext:value-type="string">
            <text:p>Jamuqanak muyuyam ukhamarak uña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network.directory</text:p>
          </table:table-cell>
          <table:table-cell table:style-name="ce11" office:value-type="string" calcext:value-type="string">
            <text:p>---Internet---</text:p>
          </table:table-cell>
          <table:table-cell table:style-name="ce50" office:value-type="string" calcext:value-type="string">
            <text:p>---Llikapura (Internet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nydesk.desktop</text:p>
          </table:table-cell>
          <table:table-cell table:style-name="ce11" office:value-type="string" calcext:value-type="string">
            <text:p>AnyDesk</text:p>
          </table:table-cell>
          <table:table-cell table:style-name="ce57" office:value-type="string" calcext:value-type="string">
            <text:p>AnyDesk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anydesk.desktop</text:p>
          </table:table-cell>
          <table:table-cell table:style-name="ce8" office:value-type="string" calcext:value-type="string">
            <text:p><text:span text:style-name="T8">AnyDesk</text:span></text:p>
            <text:p><text:span text:style-name="T9">Debe ser:</text:span><text:span text:style-name="T10"> Access remote desktops</text:span></text:p>
            <text:p><text:span text:style-name="T9">ES:</text:span><text:span text:style-name="T10"> Acceda a escritorios remotos</text:span></text:p>
          </table:table-cell>
          <table:table-cell table:style-name="ce55" office:value-type="string" calcext:value-type="string">
            <text:p>Jaya iskrituryunakar mantam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/usr/share/applications/brave-browser.desktop</text:p>
          </table:table-cell>
          <table:table-cell table:style-name="ce13" office:value-type="string" calcext:value-type="string">
            <text:p>Brave Web Browser</text:p>
            <text:p><text:span text:style-name="T3">Debe ser:</text:span> Navegador Web Brave</text:p>
          </table:table-cell>
          <table:table-cell table:style-name="ce50" office:value-type="string" calcext:value-type="string">
            <text:p><text:span text:style-name="T2">Brave l</text:span>likapuran tuyu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Brave Web Browser</text:p>
            <text:p><text:span text:style-name="T3">Debe ser:</text:span> Vea páginas web en el internet</text:p>
          </table:table-cell>
          <table:table-cell table:style-name="ce55" office:value-type="string" calcext:value-type="string">
            <text:p>Llikapuran web laphinak uñj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</text:p>
          </table:table-cell>
          <table:table-cell table:style-name="ce72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 de incognito</text:p>
          </table:table-cell>
          <table:table-cell table:style-name="ce72" office:value-type="string" calcext:value-type="string">
            <text:p>Jan uñt’at 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11" office:value-type="string" calcext:value-type="string">
            <text:p>Cliente de correo Thunderbird</text:p>
          </table:table-cell>
          <table:table-cell table:style-name="ce57" office:value-type="string" calcext:value-type="string">
            <text:p>Thunderbird e-chaskin ull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Lea y escriba correos y noticias con Thunderbird</text:p>
            <text:p/>
          </table:table-cell>
          <table:table-cell table:style-name="ce55" office:value-type="string" calcext:value-type="string">
            <text:p>Thunderbird ukamp e-chaskinak ullam qillqarakim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Redactar un mensaje nuevo</text:p>
          </table:table-cell>
          <table:table-cell table:style-name="ce72" office:value-type="string" calcext:value-type="string">
            <text:p>Machaq yatiya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Contactos</text:p>
          </table:table-cell>
          <table:table-cell table:style-name="ce76" office:value-type="string" calcext:value-type="string">
            <text:p>Uñt’atanaka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/usr/share/applications/pidgin.desktop</text:p>
          </table:table-cell>
          <table:table-cell table:style-name="ce11" office:value-type="string" calcext:value-type="string">
            <text:p>Cliente de mensajería de Internet Pidgin</text:p>
            <text:p><text:span text:style-name="T11">Debe ser: Mensajería de Internet Pidgin</text:span></text:p>
          </table:table-cell>
          <table:table-cell table:style-name="ce56" office:value-type="string" calcext:value-type="string">
            <text:p><text:span text:style-name="T19">Pidgin</text:span><text:span text:style-name="T20"> llikapuran yatiyiri</text:span></text:p>
            <text:p/>
          </table:table-cell>
          <table:table-cell table:number-columns-repeated="1021"/>
        </table:table-row>
        <table:table-row table:style-name="ro7">
          <table:table-cell office:value-type="string" calcext:value-type="string">
            <text:p>/usr/share/applications/pidgin.desktop</text:p>
          </table:table-cell>
          <table:table-cell table:style-name="ce8" office:value-type="string" calcext:value-type="string">
            <text:p>Chat over IM.  Supports AIM, Google Talk, Jabber/XMPP, and more</text:p>
            <text:p><text:span text:style-name="T3">Debe ser:</text:span> Chatea con mensajería instantánea en AIM, Google Talk, Jabber/XMPP y más</text:p>
          </table:table-cell>
          <table:table-cell table:style-name="ce55" office:value-type="string" calcext:value-type="string">
            <text:p>Mäki yatiyirimpi aruskipam AIM, Google Talk, Jabber/XMPP, etc. uk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5" office:value-type="string" calcext:value-type="string">
            <text:p>HexChat</text:p>
          </table:table-cell>
          <table:table-cell table:style-name="ce63" office:value-type="string" calcext:value-type="string">
            <text:p>Hex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6" office:value-type="string" calcext:value-type="string">
            <text:p>Chatea con otras personas en línea</text:p>
          </table:table-cell>
          <table:table-cell table:style-name="ce64" office:value-type="string" calcext:value-type="string">
            <text:p>Yaqha jaqinakampi llikan arus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8" office:value-type="string" calcext:value-type="string">
            <text:p>Abrir en modo seguro</text:p>
          </table:table-cell>
          <table:table-cell table:style-name="ce72" office:value-type="string" calcext:value-type="string">
            <text:p>Jark'aqampi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5" office:value-type="string" calcext:value-type="string">
            <text:p>Navegador web Firefox</text:p>
          </table:table-cell>
          <table:table-cell table:style-name="ce63" office:value-type="string" calcext:value-type="string">
            <text:p>Firefox llikapuran tuy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Navegue por la web</text:p>
          </table:table-cell>
          <table:table-cell table:style-name="ce70" office:value-type="string" calcext:value-type="string">
            <text:p>Llikapura ukan tuy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nueva</text:p>
          </table:table-cell>
          <table:table-cell table:style-name="ce70" office:value-type="string" calcext:value-type="string">
            <text:p>Mä machaq wintan jist'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privada nueva</text:p>
          </table:table-cell>
          <table:table-cell table:style-name="ce45" office:value-type="string" calcext:value-type="string">
            <text:p><text:span text:style-name="T21">Jan uñt’at</text:span><text:span text:style-name="T22"> machaq wintan jist'araña</text:span></text:p>
          </table:table-cell>
          <table:table-cell/>
          <table:table-cell table:style-name="ce3" office:value-type="string" calcext:value-type="string">
            <text:p>Hemos decidido que “jan uñt’at” es mejor que “sapakitaki” para decidir 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5" office:value-type="string" calcext:value-type="string">
            <text:p>Plataforma de Gestión de Aprendizaje</text:p>
          </table:table-cell>
          <table:table-cell table:style-name="ce63" office:value-type="string" calcext:value-type="string">
            <text:p>Yatiqawin irpañatak web chiqaw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6" office:value-type="string" calcext:value-type="string">
            <text:p>Plataforma Virtual del Ministerio de Educación</text:p>
          </table:table-cell>
          <table:table-cell table:style-name="ce70" office:value-type="string" calcext:value-type="string">
            <text:p>Yatichäwi Kamani web chiqawja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Nota: <text:a xlink:href="http://aula.minedu.gob.bo/" xlink:type="simple">http://aula.minedu.gob.bo/</text:a> no funciona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5" office:value-type="string" calcext:value-type="string">
            <text:p>Subsistemas de Educación</text:p>
          </table:table-cell>
          <table:table-cell table:style-name="ce81" office:value-type="string" calcext:value-type="string">
            <text:p>Yatichäwi ukan subsistem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6" office:value-type="string" calcext:value-type="string">
            <text:p>Subsistemas de Educación Regular, Alternativa, Especial y Formación Profesional</text:p>
          </table:table-cell>
          <table:table-cell table:style-name="ce66" office:value-type="string" calcext:value-type="string">
            <text:p>[No se puede traducir fácilmente estos términos. Mejor dejarlo en castellano.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ransmission-gtk.desktop</text:p>
          </table:table-cell>
          <table:table-cell table:style-name="ce18" office:value-type="string" calcext:value-type="string">
            <text:p>Transmission</text:p>
          </table:table-cell>
          <table:table-cell table:style-name="ce64" office:value-type="string" calcext:value-type="string">
            <text:p>Transmissi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<text:span text:style-name="T12">Download and share files over BitTorrent</text:span></text:p>
            <text:p><text:span text:style-name="T3">ES:</text:span> Descargue y comparta archivos a través de BitTorrent</text:p>
          </table:table-cell>
          <table:table-cell table:style-name="ce64" office:value-type="string" calcext:value-type="string">
            <text:p>BitTorrent ukat apaqam ukhamaraki wayaqanak lakiram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with All Torrents Paused</text:p>
            <text:p><text:span text:style-name="T3">ES:</text:span> Iniciar Transmission con todas las descargas pausadas</text:p>
          </table:table-cell>
          <table:table-cell table:style-name="ce70" office:value-type="string" calcext:value-type="string">
            <text:p>Web ukat sayayat apaqatanakampi Transmission qalltaña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Minimized</text:p>
            <text:p><text:span text:style-name="T3">ES:</text:span> Iniciar Transmission minimizado</text:p>
          </table:table-cell>
          <table:table-cell table:style-name="ce70" office:value-type="string" calcext:value-type="string">
            <text:p>Jisk'ar tukuyat Transmission qalltaña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 Plataforma Min Educación</text:p>
            <text:p><text:span text:style-name="T13">Debe tener punto en "Min." y elimina el segundo espacio:</text:span><text:span text:style-name="T14"> </text:span></text:p>
            <text:p><text:span text:style-name="T15">Video tutoriales Plataforma Min. Educación</text:span></text:p>
          </table:table-cell>
          <table:table-cell table:style-name="ce70" office:value-type="string" calcext:value-type="string">
            <text:p>Yatichäw Kamanin yatichañatak videona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<text:s/>para uso de recursos de la plataforma Min Educación</text:p>
          </table:table-cell>
          <table:table-cell table:style-name="ce64" office:value-type="string" calcext:value-type="string">
            <text:p>Yatichañatak videonak, Yatichaw Kamanin web chiqawja apnaq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Visor de escritorios remotos</text:p>
          </table:table-cell>
          <table:table-cell table:style-name="ce70" office:value-type="string" calcext:value-type="string">
            <text:p>Vinagre jayankir iskrituryunak uñj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Acceda a escritorios remotos</text:p>
          </table:table-cell>
          <table:table-cell table:style-name="ce64" office:value-type="string" calcext:value-type="string">
            <text:p>Jayankir iskrituryunakar m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game.directory</text:p>
          </table:table-cell>
          <table:table-cell table:style-name="ce15" office:value-type="string" calcext:value-type="string">
            <text:p>---Juegos---</text:p>
          </table:table-cell>
          <table:table-cell table:style-name="ce64" office:value-type="string" calcext:value-type="string">
            <text:p>---Anata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2048.mo</text:p>
          </table:table-cell>
          <table:table-cell table:style-name="ce19" office:value-type="float" office:value="2048" calcext:value-type="float">
            <text:p>2048</text:p>
          </table:table-cell>
          <table:table-cell table:style-name="ce67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2048.mo</text:p>
          </table:table-cell>
          <table:table-cell table:style-name="ce16" office:value-type="string" calcext:value-type="string">
            <text:p>Obtener la ficha 20148</text:p>
            <text:p><text:span text:style-name="T3">Debe ser:</text:span> Obtenga la ficha 2048</text:p>
          </table:table-cell>
          <table:table-cell table:style-name="ce64" office:value-type="string" calcext:value-type="string">
            <text:p>2048 laphill jikx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hess.mo</text:p>
          </table:table-cell>
          <table:table-cell table:style-name="ce15" office:value-type="string" calcext:value-type="string">
            <text:p>Ajedrez</text:p>
          </table:table-cell>
          <table:table-cell table:style-name="ce64" office:value-type="string" calcext:value-type="string">
            <text:p>Ajitrisa (Ajedrez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chess.mo</text:p>
          </table:table-cell>
          <table:table-cell table:style-name="ce16" office:value-type="string" calcext:value-type="string">
            <text:p>Juegue una partida clásica de ajedrez de dos jugadores</text:p>
          </table:table-cell>
          <table:table-cell table:style-name="ce64" office:value-type="string" calcext:value-type="string">
            <text:p>Panini ajitrisa anatapx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ve-or-more.mo</text:p>
          </table:table-cell>
          <table:table-cell table:style-name="ce15" office:value-type="string" calcext:value-type="string">
            <text:p>Cinco o más</text:p>
          </table:table-cell>
          <table:table-cell table:style-name="ce70" office:value-type="string" calcext:value-type="string">
            <text:p>Phisqha jan uka<text:span text:style-name="T23">x</text:span> juk’am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five-or-more.mo</text:p>
          </table:table-cell>
          <table:table-cell table:style-name="ce16" office:value-type="string" calcext:value-type="string">
            <text:p>Elimine bolas de colores del tablero formando líneas</text:p>
          </table:table-cell>
          <table:table-cell table:style-name="ce64" office:value-type="string" calcext:value-type="string">
            <text:p>Siqichjat tawla ukan samichat muruq’unak siqi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5" office:value-type="string" calcext:value-type="string">
            <text:p>Cuatro en raya</text:p>
          </table:table-cell>
          <table:table-cell table:style-name="ce64" office:value-type="string" calcext:value-type="string">
            <text:p>Siqin pu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6" office:value-type="string" calcext:value-type="string">
            <text:p>Haga líneas del mismo color para ganar</text:p>
          </table:table-cell>
          <table:table-cell table:style-name="ce64" office:value-type="string" calcext:value-type="string">
            <text:p>Kikpa samin siqinak luram atip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Hitori.desktop</text:p>
          </table:table-cell>
          <table:table-cell table:style-name="ce15" office:value-type="string" calcext:value-type="string">
            <text:p>Hitori</text:p>
          </table:table-cell>
          <table:table-cell table:style-name="ce64" office:value-type="string" calcext:value-type="string">
            <text:p>Hito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Hitori.desktop</text:p>
          </table:table-cell>
          <table:table-cell table:style-name="ce16" office:value-type="string" calcext:value-type="string">
            <text:p>Jugar al juego de puzle Hitori</text:p>
            <text:p><text:span text:style-name="T13">Debe ser:</text:span><text:span text:style-name="T14"> Juege el puzle Hitori</text:span></text:p>
          </table:table-cell>
          <table:table-cell table:style-name="ce64" office:value-type="string" calcext:value-type="string">
            <text:p>Puzle Hitori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5" office:value-type="string" calcext:value-type="string">
            <text:p>Klotski</text:p>
          </table:table-cell>
          <table:table-cell table:style-name="ce64" office:value-type="string" calcext:value-type="string">
            <text:p>Klot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6" office:value-type="string" calcext:value-type="string">
            <text:p>Deslice los bloques para resolver el puzle</text:p>
          </table:table-cell>
          <table:table-cell table:style-name="ce64" office:value-type="string" calcext:value-type="string">
            <text:p>Puzle atipañatakixa, kajanak llust’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5" office:value-type="string" calcext:value-type="string">
            <text:p>Luces fuera</text:p>
          </table:table-cell>
          <table:table-cell table:style-name="ce64" office:value-type="string" calcext:value-type="string">
            <text:p>Lusanak (luces) jiw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Apagar todas las luce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<text:span text:style-name="T3">Debe ser:</text:span> Apague todas las luces</text:p>
          </table:table-cell>
          <table:table-cell table:style-name="ce64" office:value-type="string" calcext:value-type="string">
            <text:p>Taqpach lusanak jiw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ahjongg.mo</text:p>
          </table:table-cell>
          <table:table-cell table:style-name="ce15" office:value-type="string" calcext:value-type="string">
            <text:p>Mahjongg</text:p>
          </table:table-cell>
          <table:table-cell table:style-name="ce64" office:value-type="string" calcext:value-type="string">
            <text:p>Mahjon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mahjongg.mo</text:p>
          </table:table-cell>
          <table:table-cell table:style-name="ce16" office:value-type="string" calcext:value-type="string">
            <text:p>Desmonte un montón de fichas eliminando parejas coincidentes</text:p>
          </table:table-cell>
          <table:table-cell table:style-name="ce64" office:value-type="string" calcext:value-type="string">
            <text:p>Qutu laphillanak jararam kikipanak chhaq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5" office:value-type="string" calcext:value-type="string">
            <text:p>Minas</text:p>
          </table:table-cell>
          <table:table-cell table:style-name="ce64" office:value-type="string" calcext:value-type="string">
            <text:p>Phall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Limpie de minas el campo minado</text:p>
          </table:table-cell>
          <table:table-cell table:style-name="ce64" office:value-type="string" calcext:value-type="string">
            <text:p>Siqichjat tawlan phallawinak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pequeño</text:p>
          </table:table-cell>
          <table:table-cell table:style-name="ce84" office:value-type="string" calcext:value-type="string">
            <text:p>Jisk’a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mediano</text:p>
          </table:table-cell>
          <table:table-cell table:style-name="ce85" office:value-type="string" calcext:value-type="string">
            <text:p>Tantiyu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grande</text:p>
          </table:table-cell>
          <table:table-cell table:style-name="ce85" office:value-type="string" calcext:value-type="string">
            <text:p>Jach’a siqichjat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5" office:value-type="string" calcext:value-type="string">
            <text:p>Nibbles</text:p>
          </table:table-cell>
          <table:table-cell table:style-name="ce64" office:value-type="string" calcext:value-type="string">
            <text:p>Nib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6" office:value-type="string" calcext:value-type="string">
            <text:p>Guíe a un gusano por un laberinto</text:p>
          </table:table-cell>
          <table:table-cell table:style-name="ce64" office:value-type="string" calcext:value-type="string">
            <text:p>Mä laq’ur manqha tawlan (tabla)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5" office:value-type="string" calcext:value-type="string">
            <text:p>Quadrapassel</text:p>
          </table:table-cell>
          <table:table-cell table:style-name="ce64" office:value-type="string" calcext:value-type="string">
            <text:p>Quadrapa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6" office:value-type="string" calcext:value-type="string">
            <text:p>Encaje los bloques que se caen</text:p>
          </table:table-cell>
          <table:table-cell table:style-name="ce64" office:value-type="string" calcext:value-type="string">
            <text:p>Liwirpayir kajanak khakh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iagno.mo</text:p>
          </table:table-cell>
          <table:table-cell table:style-name="ce15" office:value-type="string" calcext:value-type="string">
            <text:p>Reversi</text:p>
          </table:table-cell>
          <table:table-cell table:style-name="ce64" office:value-type="string" calcext:value-type="string">
            <text:p>Rever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iagno.mo</text:p>
          </table:table-cell>
          <table:table-cell table:style-name="ce16" office:value-type="string" calcext:value-type="string">
            <text:p>Domine el tablero en una versión clásica de Reversi</text:p>
          </table:table-cell>
          <table:table-cell table:style-name="ce64" office:value-type="string" calcext:value-type="string">
            <text:p>Reversi uñt’at anatawin, siqichjat tawla sum apn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robots.mo</text:p>
          </table:table-cell>
          <table:table-cell table:style-name="ce15" office:value-type="string" calcext:value-type="string">
            <text:p>Robots</text:p>
          </table:table-cell>
          <table:table-cell table:style-name="ce64" office:value-type="string" calcext:value-type="string">
            <text:p>Robo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robots.mo</text:p>
          </table:table-cell>
          <table:table-cell table:style-name="ce16" office:value-type="string" calcext:value-type="string">
            <text:p>Esquive los robots y haga que choquen entre ellos</text:p>
          </table:table-cell>
          <table:table-cell table:style-name="ce64" office:value-type="string" calcext:value-type="string">
            <text:p>Robots maysar jaltayam ukhamarak jupanakkam tup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5" office:value-type="string" calcext:value-type="string">
            <text:p>Solitario AisleRiot</text:p>
          </table:table-cell>
          <table:table-cell table:style-name="ce70" office:value-type="string" calcext:value-type="string">
            <text:p><text:span text:style-name="T24">AisleRiot s</text:span>apak ana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6" office:value-type="string" calcext:value-type="string">
            <text:p>Juegue a diferentes solitarios</text:p>
          </table:table-cell>
          <table:table-cell table:style-name="ce70" office:value-type="string" calcext:value-type="string">
            <text:p>Walja sapak anatirinak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5" office:value-type="string" calcext:value-type="string">
            <text:p>Sudoku</text:p>
          </table:table-cell>
          <table:table-cell table:style-name="ce64"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6" office:value-type="string" calcext:value-type="string">
            <text:p>Ponga a prueba sus habilidades de lógica en este puzle de rejilla numérica</text:p>
          </table:table-cell>
          <table:table-cell table:style-name="ce64" office:value-type="string" calcext:value-type="string">
            <text:p>Qhanstayirim uñt’ayam puzle siqichjat tawl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well-foop.mo</text:p>
          </table:table-cell>
          <table:table-cell table:style-name="ce15" office:value-type="string" calcext:value-type="string">
            <text:p>Swell Foop</text:p>
          </table:table-cell>
          <table:table-cell table:style-name="ce64" office:value-type="string" calcext:value-type="string">
            <text:p>Swell Fo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well-foop.mo</text:p>
          </table:table-cell>
          <table:table-cell table:style-name="ce16" office:value-type="string" calcext:value-type="string">
            <text:p>Limpie la pantalla eliminando grupos de fichas coloreadas y con formas</text:p>
          </table:table-cell>
          <table:table-cell table:style-name="ce64" office:value-type="string" calcext:value-type="string">
            <text:p>Pantall q’umacham, qutu samichat laphillanak ukhamarak uñnaqampi chhaqh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5" office:value-type="string" calcext:value-type="string">
            <text:p>Tali</text:p>
          </table:table-cell>
          <table:table-cell table:style-name="ce64" office:value-type="string" calcext:value-type="string">
            <text:p>T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6" office:value-type="string" calcext:value-type="string">
            <text:p>Juegue con los dados al estilo del póquer</text:p>
          </table:table-cell>
          <table:table-cell table:style-name="ce70" office:value-type="string" calcext:value-type="string">
            <text:p><text:span text:style-name="T25">Póquer ukjama t</text:span>ikanakampi ana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5" office:value-type="string" calcext:value-type="string">
            <text:p>Taquin</text:p>
          </table:table-cell>
          <table:table-cell table:style-name="ce64" office:value-type="string" calcext:value-type="string">
            <text:p>Taqu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6" office:value-type="string" calcext:value-type="string">
            <text:p>Deslice las fichas a los lugares correctos</text:p>
          </table:table-cell>
          <table:table-cell table:style-name="ce70" office:value-type="string" calcext:value-type="string">
            <text:p>Askiwjanakar laphillanak llus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Tetravex.desktop</text:p>
          </table:table-cell>
          <table:table-cell table:style-name="ce15" office:value-type="string" calcext:value-type="string">
            <text:p>Tetravex</text:p>
          </table:table-cell>
          <table:table-cell table:style-name="ce64" office:value-type="string" calcext:value-type="string">
            <text:p>Tetrav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Tetravex.desktop</text:p>
          </table:table-cell>
          <table:table-cell table:style-name="ce16" office:value-type="string" calcext:value-type="string">
            <text:p>Complete el puzle haciendo coincidir las baldosas numeradas</text:p>
          </table:table-cell>
          <table:table-cell table:style-name="ce64" office:value-type="string" calcext:value-type="string">
            <text:p>Jakhuchat kajanak purapachasa puzle phuqa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office.directory</text:p>
          </table:table-cell>
          <table:table-cell table:style-name="ce15" office:value-type="string" calcext:value-type="string">
            <text:p>---Oficina---</text:p>
          </table:table-cell>
          <table:table-cell table:style-name="ce64" office:value-type="string" calcext:value-type="string">
            <text:p>---Irnaqañ uta (Oficina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AbiWord</text:p>
          </table:table-cell>
          <table:table-cell table:style-name="ce64" office:value-type="string" calcext:value-type="string">
            <text:p>Abi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Procesador de textos AbiWord</text:p>
          </table:table-cell>
          <table:table-cell table:style-name="ce64" office:value-type="string" calcext:value-type="string">
            <text:p>AbiWord qillqatanak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AbiWord en Aymara</text:p>
          </table:table-cell>
          <table:table-cell table:style-name="ce70" office:value-type="string" calcext:value-type="string">
            <text:p>AbiWord aymar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Procesador de textos Aymar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Debe ser:</text:span> Procesador de textos AbiWord en aymara</text:p>
          </table:table-cell>
          <table:table-cell table:style-name="ce70" office:value-type="string" calcext:value-type="string">
            <text:p><text:span text:style-name="T24">AbiWord aymar aruna q</text:span>illqatanak askichiri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AY:</text:span> Aymara arun qillqatanaka askichiri AbiWord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AbiWord en Quechua</text:p>
          </table:table-cell>
          <table:table-cell table:style-name="ce70" office:value-type="string" calcext:value-type="string">
            <text:p>AbiWord qhichwa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Procesador de Textos Abiword Quechu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Debe ser:</text:span> Procesador de textos Abiword en quechua</text:p>
          </table:table-cell>
          <table:table-cell table:style-name="ce70" office:value-type="string" calcext:value-type="string">
            <text:p><text:span text:style-name="T24">AbiWord qhichwa aruna q</text:span>illqatanak askichiri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QU:</text:span> Runasimipi qillqasqakunata ukjinayachiq AbiWord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Calendario</text:p>
          </table:table-cell>
          <table:table-cell table:style-name="ce70" office:value-type="string" calcext:value-type="string">
            <text:p>Pacha mara jakhu (calendari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Acceder y gestionar sus calendario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<text:span text:style-name="T3">Debe ser:</text:span> Acceda y gestione sus calendarios</text:p>
          </table:table-cell>
          <table:table-cell table:style-name="ce64" office:value-type="string" calcext:value-type="string">
            <text:p>Pacha mara jakhunakam uñjam ukhamarak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GoldenDict</text:p>
          </table:table-cell>
          <table:table-cell table:style-name="ce64" office:value-type="string" calcext:value-type="string">
            <text:p>GoldenD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<text:span text:style-name="T3">Debe ser:</text:span> Consulta a diccionarios electrónicos</text:p>
          </table:table-cell>
          <table:table-cell table:style-name="ce64" office:value-type="string" calcext:value-type="string">
            <text:p>Electrónicos aru-pirwanakan thaq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LibreOffice</text:p>
          </table:table-cell>
          <table:table-cell table:style-name="ce64" office:value-type="string" calcext:value-type="string">
            <text:p>LibreOff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El conjunto de aplicaciones de productividad ofimática compatible con el formato de docum...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<text:span text:style-name="T16">Debe ser:</text:span> El conjunto de aplicaciones ofimáticas compatible con los formatos de MS Office</text:p>
          </table:table-cell>
          <table:table-cell table:style-name="ce64" office:value-type="string" calcext:value-type="string">
            <text:p>Qutu ofimática aplikasiyunanakanxa, MS Office wayaqanakampi lurayi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LibreOffice Calc</text:p>
          </table:table-cell>
          <table:table-cell table:style-name="ce64" office:value-type="string" calcext:value-type="string">
            <text:p>LibreOffice Cal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Realice cálculos, analice información y maneje listas de hojas de cálculo con Calc.</text:p>
          </table:table-cell>
          <table:table-cell table:style-name="ce64" office:value-type="string" calcext:value-type="string">
            <text:p>Jakhuwi laphinakanx jakhuyam, yatiyaw ullakipayam ukhamarak tantanak siqichayam Calc u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Hoja de cálculo nueva</text:p>
          </table:table-cell>
          <table:table-cell table:style-name="ce70" office:value-type="string" calcext:value-type="string">
            <text:p>Machaq jakhuwi lap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LibreOffice Draw</text:p>
          </table:table-cell>
          <table:table-cell table:style-name="ce64" office:value-type="string" calcext:value-type="string">
            <text:p>LibreOffice Dra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Cree y edite dibujos, diagramas de flujo y logotipos con Draw.</text:p>
          </table:table-cell>
          <table:table-cell table:style-name="ce64" office:value-type="string" calcext:value-type="string">
            <text:p>Draw ukampi jamuqanaka, jalaraw diagramanak ukhamaraki uñañchanak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Dibujo nuevo</text:p>
          </table:table-cell>
          <table:table-cell table:style-name="ce70" office:value-type="string" calcext:value-type="string">
            <text:p>Machaq jamu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LibreOffice Impress</text:p>
          </table:table-cell>
          <table:table-cell table:style-name="ce64" office:value-type="string" calcext:value-type="string">
            <text:p>LibreOffice Impres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Cree y edite presentaciones para charlas, reuniones y páginas Web con Impress.</text:p>
          </table:table-cell>
          <table:table-cell table:style-name="ce64" office:value-type="string" calcext:value-type="string">
            <text:p>Aruskipañataki, tantachawinakataki ukhamaraki laphi web ukataki Impress uñt’ayawinak uñstayam ukhamarak askicha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libreoffice-impress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Presentación nueva</text:p>
          </table:table-cell>
          <table:table-cell table:style-name="ce70" office:value-type="string" calcext:value-type="string">
            <text:p>Machaq uñt’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LibreOffice Math</text:p>
          </table:table-cell>
          <table:table-cell table:style-name="ce64" office:value-type="string" calcext:value-type="string">
            <text:p>LibreOffice Ma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Cree y edite fórmulas científicas y ecuaciones con Math.</text:p>
          </table:table-cell>
          <table:table-cell table:style-name="ce64" office:value-type="string" calcext:value-type="string">
            <text:p>Math ukampi fórmula ukanak ukhamarak ikwasiyunanak uñstayam ukhamarak aski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Fórmula nueva</text:p>
          </table:table-cell>
          <table:table-cell table:style-name="ce70" office:value-type="string" calcext:value-type="string">
            <text:p>Machaq fórm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LibreOffice Writer</text:p>
          </table:table-cell>
          <table:table-cell table:style-name="ce64" office:value-type="string" calcext:value-type="string">
            <text:p>LibreOffice Writer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Cree y edite texto e imágenes en cartas, informes, documentos y páginas Web con Writer</text:p>
          </table:table-cell>
          <table:table-cell table:style-name="ce69" office:value-type="string" calcext:value-type="string">
            <text:p>Writer<text:span text:style-name="T26"> </text:span>ukampi kartanakana, yatiyawinakana, qillqa-wayaqanakana ukhamarak  web laphinakana, qillqa ukhamaraki jamuqanak uñstayam askicharaki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libreoffice-writer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Documento nuevo</text:p>
          </table:table-cell>
          <table:table-cell table:style-name="ce70" office:value-type="string" calcext:value-type="string">
            <text:p>Machaq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PluriOS.directory</text:p>
          </table:table-cell>
          <table:table-cell table:style-name="ce15" office:value-type="string" calcext:value-type="string">
            <text:p>---PluriOS---</text:p>
          </table:table-cell>
          <table:table-cell table:style-name="ce63" office:value-type="string" calcext:value-type="string">
            <text:p>---PluriOS---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er otras categorías para las entradas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development.directory</text:p>
          </table:table-cell>
          <table:table-cell table:style-name="ce15" office:value-type="string" calcext:value-type="string">
            <text:p>---Programación---</text:p>
          </table:table-cell>
          <table:table-cell table:style-name="ce63" office:value-type="string" calcext:value-type="string">
            <text:p>---Chimpu wakichawi---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string" calcext:value-type="string">
            <text:p>[Tal vez podemos agregar Gedit, Geany, Scratch y PoEdit acá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audio-video.directory</text:p>
          </table:table-cell>
          <table:table-cell table:style-name="ce15" office:value-type="string" calcext:value-type="string">
            <text:p>---Sonido y vídeo---</text:p>
          </table:table-cell>
          <table:table-cell table:style-name="ce63" office:value-type="string" calcext:value-type="string">
            <text:p>---Kirkiw ukhamarak video---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<text:span text:style-name="T17">[Debe ser "video" (sin acento) en las Américas. Ver: </text:span>https://www.rae.es/dpd/video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5" office:value-type="string" calcext:value-type="string">
            <text:p>Brasero</text:p>
          </table:table-cell>
          <table:table-cell table:style-name="ce63" office:value-type="string" calcext:value-type="string">
            <text:p>Bras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e y copie CD y DVD</text:p>
          </table:table-cell>
          <table:table-cell table:style-name="ce70" office:value-type="string" calcext:value-type="string">
            <text:p>CD ukhamarak DVD uñstayam qillqaq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Abrir una ventana nueva</text:p>
          </table:table-cell>
          <table:table-cell table:style-name="ce84" office:value-type="string" calcext:value-type="string">
            <text:p>Machaq wintan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Grabar un archivo de imagen</text:p>
          </table:table-cell>
          <table:table-cell table:style-name="ce84" office:value-type="string" calcext:value-type="string">
            <text:p>Imagen qill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opiar a un disco</text:p>
          </table:table-cell>
          <table:table-cell table:style-name="ce84" office:value-type="string" calcext:value-type="string">
            <text:p>Mä disco ukar qillqa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sonido</text:p>
          </table:table-cell>
          <table:table-cell table:style-name="ce68" office:value-type="string" calcext:value-type="string">
            <text:p>Kirkiwimp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vídeo</text:p>
          </table:table-cell>
          <table:table-cell table:style-name="ce68" office:value-type="string" calcext:value-type="string">
            <text:p>Videomp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cheese.mo</text:p>
          </table:table-cell>
          <table:table-cell table:style-name="ce15" office:value-type="string" calcext:value-type="string">
            <text:p>Cheese</text:p>
          </table:table-cell>
          <table:table-cell table:style-name="ce63" office:value-type="string" calcext:value-type="string">
            <text:p>Che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cheese.mo</text:p>
          </table:table-cell>
          <table:table-cell table:style-name="ce16" office:value-type="string" calcext:value-type="string">
            <text:p>Tome fotografías y vídeos con su cámara web, con divertidos efectos gráficos</text:p>
          </table:table-cell>
          <table:table-cell table:style-name="ce64" office:value-type="string" calcext:value-type="string">
            <text:p>Web kamaramamp (cámara) phutunak ukhamarak videonak apsum, laruñ unjtaw jamuq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und-recorder.mo</text:p>
          </table:table-cell>
          <table:table-cell table:style-name="ce15" office:value-type="string" calcext:value-type="string">
            <text:p>Grabadora de sonidos</text:p>
          </table:table-cell>
          <table:table-cell table:style-name="ce63" office:value-type="string" calcext:value-type="string">
            <text:p>Kirkiwinak aruq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und-recorder.mo</text:p>
          </table:table-cell>
          <table:table-cell table:style-name="ce16" office:value-type="string" calcext:value-type="string">
            <text:p>Grabar sonido con el micrófono y reproducirlo</text:p>
          </table:table-cell>
          <table:table-cell table:style-name="ce64" office:value-type="string" calcext:value-type="string">
            <text:p>Kirkiw aruqaña jisk’a-aruqirimpi (micrófono) ukatxa ars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vlc.desktop</text:p>
          </table:table-cell>
          <table:table-cell table:style-name="ce15" office:value-type="string" calcext:value-type="string">
            <text:p>Reproductor multimedia VLC</text:p>
          </table:table-cell>
          <table:table-cell table:style-name="ce63" office:value-type="string" calcext:value-type="string">
            <text:p>VLC ist’aw-video kirki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lc.desktop</text:p>
          </table:table-cell>
          <table:table-cell table:style-name="ce16" office:value-type="string" calcext:value-type="string">
            <text:p>Lea, capture y emita sus contendidos multimedia</text:p>
          </table:table-cell>
          <table:table-cell table:style-name="ce64" office:value-type="string" calcext:value-type="string">
            <text:p>Ist’aw-video utjirinakapa ullaram, katthapim ukatxa lakir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5" office:value-type="string" calcext:value-type="string">
            <text:p>Rhythmbox</text:p>
          </table:table-cell>
          <table:table-cell table:style-name="ce63" office:value-type="string" calcext:value-type="string">
            <text:p>Rhythm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Organice y reproduzca su colección de música</text:p>
          </table:table-cell>
          <table:table-cell table:style-name="ce64" office:value-type="string" calcext:value-type="string">
            <text:p>Qutu kirkinakama wakicham ukatxa kirkiyarakim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Reproducir/pausar</text:p>
          </table:table-cell>
          <table:table-cell table:style-name="ce64" office:value-type="string" calcext:value-type="string">
            <text:p>Kirkiyaña/sayayaña</text:p>
          </table:table-cell>
          <table:table-cell table:style-name="ce3" office:value-type="string" calcext:value-type="string">
            <text:p>Play/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Siguiente</text:p>
          </table:table-cell>
          <table:table-cell table:style-name="ce64" office:value-type="string" calcext:value-type="string">
            <text:p>Ju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Anterior</text:p>
          </table:table-cell>
          <table:table-cell table:style-name="ce64" office:value-type="string" calcext:value-type="string">
            <text:p>N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Detener y salir</text:p>
          </table:table-cell>
          <table:table-cell table:style-name="ce64" office:value-type="string" calcext:value-type="string">
            <text:p>Sayt'ayaña ukhamaraki mistuña</text:p>
          </table:table-cell>
          <table:table-cell table:style-name="ce3" office:value-type="string" calcext:value-type="string">
            <text:p>Stop &amp; Q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applications/org.gnome.SoundJuicer.desktop</text:p>
          </table:table-cell>
          <table:table-cell table:style-name="ce15" office:value-type="string" calcext:value-type="string">
            <text:p>Sound Juicer</text:p>
          </table:table-cell>
          <table:table-cell table:style-name="ce63" office:value-type="string" calcext:value-type="string">
            <text:p>Sound Ju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applications/org.gnome.SoundJuicer.desktop</text:p>
          </table:table-cell>
          <table:table-cell table:style-name="ce16" office:value-type="string" calcext:value-type="string">
            <text:p>Copie música de sus CD</text:p>
          </table:table-cell>
          <table:table-cell table:style-name="ce70" office:value-type="string" calcext:value-type="string">
            <text:p>CD ukanakamat kirki qillq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-system.directory</text:p>
          </table:table-cell>
          <table:table-cell table:style-name="ce15" office:value-type="string" calcext:value-type="string">
            <text:p>---Administración---</text:p>
          </table:table-cell>
          <table:table-cell table:style-name="ce63" office:value-type="string" calcext:value-type="string">
            <text:p>---Irpawi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5" office:value-type="string" calcext:value-type="string">
            <text:p>Actualización de software</text:p>
          </table:table-cell>
          <table:table-cell table:style-name="ce63" office:value-type="string" calcext:value-type="string">
            <text:p>Software jichhapt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Mostrar e instalar las actualizaciones disponibles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<text:span text:style-name="T3">Debe ser:</text:span> Muestre e instale las actualizaciones disponibles</text:p>
          </table:table-cell>
          <table:table-cell table:style-name="ce64" office:value-type="string" calcext:value-type="string">
            <text:p>Utjir jichhaptawinak uñachayam ukhamarak uchant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5" office:value-type="string" calcext:value-type="string">
            <text:p>Estadísticas de energía</text:p>
          </table:table-cell>
          <table:table-cell table:style-name="ce64" office:value-type="string" calcext:value-type="string">
            <text:p>Ch’aman jakhu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6" office:value-type="string" calcext:value-type="string">
            <text:p>Observe la gestión de energía</text:p>
          </table:table-cell>
          <table:table-cell table:style-name="ce64" office:value-type="string" calcext:value-type="string">
            <text:p>Ch’ama irpaw uñaki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naptic.mo</text:p>
          </table:table-cell>
          <table:table-cell table:style-name="ce15" office:value-type="string" calcext:value-type="string">
            <text:p>Gestor de paquetes Synaptic</text:p>
          </table:table-cell>
          <table:table-cell table:style-name="ce64" office:value-type="string" calcext:value-type="string">
            <text:p>Synaptic q’ipichanak irp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Instalar, desinstalar y actualizar los paquetes de software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<text:span text:style-name="T3">Debe ser:</text:span> Instale, desinstale y actualice los paquetes de software</text:p>
          </table:table-cell>
          <table:table-cell table:style-name="ce64" office:value-type="string" calcext:value-type="string">
            <text:p>Software q’ipichanak uchantam, apsum ukhamarak jichh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parted.desktop</text:p>
          </table:table-cell>
          <table:table-cell table:style-name="ce15" office:value-type="string" calcext:value-type="string">
            <text:p>GParted</text:p>
          </table:table-cell>
          <table:table-cell table:style-name="ce64" office:value-type="string" calcext:value-type="string">
            <text:p>GPar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parted.desktop</text:p>
          </table:table-cell>
          <table:table-cell table:style-name="ce16" office:value-type="string" calcext:value-type="string">
            <text:p>Cree, reorganice y elimine particiones</text:p>
          </table:table-cell>
          <table:table-cell table:style-name="ce64" office:value-type="string" calcext:value-type="string">
            <text:p>Disco t’aqanaka uñstayam, wasitat wakicham ukhamarak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5" office:value-type="string" calcext:value-type="string">
            <text:p>Htop</text:p>
          </table:table-cell>
          <table:table-cell table:style-name="ce64" office:value-type="string" calcext:value-type="string">
            <text:p>H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6" office:value-type="string" calcext:value-type="string">
            <text:p>Mostrar procesos del sistema</text:p>
          </table:table-cell>
          <table:table-cell table:style-name="ce64" office:value-type="string" calcext:value-type="string">
            <text:p>Sistemas ukan lurawinak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5" office:value-type="string" calcext:value-type="string">
            <text:p>Impresoras</text:p>
          </table:table-cell>
          <table:table-cell table:style-name="ce70" office:value-type="string" calcext:value-type="string">
            <text:p>Laphi-liq’surinaka (impresoras)</text:p>
          </table:table-cell>
          <table:table-cell table:style-name="ce3" office:value-type="string" calcext:value-type="string">
            <text:p>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Configurar impresora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<text:span text:style-name="T3">Debe ser:</text:span> Configure impresoras</text:p>
          </table:table-cell>
          <table:table-cell table:style-name="ce70" office:value-type="string" calcext:value-type="string">
            <text:p>Laphi-liq’surinak mayjacham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/usr/share/locale/es/LC_MESSAGES/gdebi.mo</text:p>
          </table:table-cell>
          <table:table-cell table:style-name="ce15" office:value-type="string" calcext:value-type="string">
            <text:p>Instalador de paquetes GDebi</text:p>
          </table:table-cell>
          <table:table-cell table:style-name="ce69" office:value-type="string" calcext:value-type="string">
            <text:p>GDebi<text:span text:style-name="T26"> </text:span>q’ipichanak<text:span text:style-name="T26"> </text:span>uchan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debi.mo</text:p>
          </table:table-cell>
          <table:table-cell table:style-name="ce16" office:value-type="string" calcext:value-type="string">
            <text:p>Instala y muestra paquetes de software</text:p>
          </table:table-cell>
          <table:table-cell table:style-name="ce64" office:value-type="string" calcext:value-type="string">
            <text:p>Software ukan q’ipichanak uchantam, uñachayara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ystem-monitor.mo</text:p>
          </table:table-cell>
          <table:table-cell table:style-name="ce15" office:value-type="string" calcext:value-type="string">
            <text:p>Monitor del sistema</text:p>
          </table:table-cell>
          <table:table-cell table:style-name="ce64" office:value-type="string" calcext:value-type="string">
            <text:p>Sistema ukan uñja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ystem-monitor.mo</text:p>
          </table:table-cell>
          <table:table-cell table:style-name="ce16" office:value-type="string" calcext:value-type="string">
            <text:p>Vea los procesos actuales y monitorice el estado del sistema</text:p>
          </table:table-cell>
          <table:table-cell table:style-name="ce64" office:value-type="string" calcext:value-type="string">
            <text:p>Jichha procesonak uñjam ukhamarak kunjamaskis sistema uk uñch’uk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Software</text:p>
          </table:table-cell>
          <table:table-cell table:style-name="ce64" office:value-type="string" calcext:value-type="string">
            <text:p>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Añadir, quitar o actualizar software en este equipo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<text:span text:style-name="T3">Debe ser:</text:span> Añade, quite o actualice software en este equipo</text:p>
          </table:table-cell>
          <table:table-cell table:style-name="ce70" office:value-type="string" calcext:value-type="string">
            <text:p>Aka kumputaruranxa software yapam, apsum jan ukjax jichh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5" office:value-type="string" calcext:value-type="string">
            <text:p>Terminal</text:p>
          </table:table-cell>
          <table:table-cell table:style-name="ce64" office:value-type="string" calcext:value-type="string">
            <text:p><text:span text:style-name="T15">Lurayañatak siqi (terminal) 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Usar la línea de órdene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<text:span text:style-name="T3">Debe ser:</text:span> Use la línea de órdenes</text:p>
          </table:table-cell>
          <table:table-cell table:style-name="ce64" office:value-type="string" calcext:value-type="string">
            <text:p>Lurayañatak siqi apnaq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Ventana nueva</text:p>
          </table:table-cell>
          <table:table-cell table:style-name="ce70" office:value-type="string" calcext:value-type="string">
            <text:p>Machaq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Preferencias </text:p>
          </table:table-cell>
          <table:table-cell table:style-name="ce70" office:value-type="string" calcext:value-type="string">
            <text:p>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53" office:value-type="string" calcext:value-type="string">
            <text:p>Terminator</text:p>
          </table:table-cell>
          <table:table-cell table:style-name="ce70" office:value-type="string" calcext:value-type="string">
            <text:p>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16" office:value-type="string" calcext:value-type="string">
            <text:p>Múltiples terminales en una ventana</text:p>
          </table:table-cell>
          <table:table-cell table:style-name="ce64" office:value-type="string" calcext:value-type="string">
            <text:p>Mä wintananx walja lurayañatak si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5" office:value-type="string" calcext:value-type="string">
            <text:p>Usuarios y grupos</text:p>
          </table:table-cell>
          <table:table-cell table:style-name="ce64" office:value-type="string" calcext:value-type="string">
            <text:p>Apnaqirinakampi tam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Añadir o eliminar usuarios y grupos</text:p>
          </table:table-cell>
          <table:table-cell table:style-name="ce64"/>
          <table:table-cell table:number-columns-repeated="1021"/>
        </table:table-row>
        <table:table-row table:style-name="ro9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<text:span text:style-name="T3">Debe ser:</text:span> Añade o elimine usuarios y grupos</text:p>
          </table:table-cell>
          <table:table-cell table:style-name="ce64" office:value-type="string" calcext:value-type="string">
            <text:p>Apnaqirinakampi tamanakampi yapam jan ukjax chhaq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.directory</text:p>
          </table:table-cell>
          <table:table-cell table:style-name="ce15" office:value-type="string" calcext:value-type="string">
            <text:p>---Preferencias---</text:p>
          </table:table-cell>
          <table:table-cell table:style-name="ce64" office:value-type="string" calcext:value-type="string">
            <text:p>---Ajlli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5" office:value-type="string" calcext:value-type="string">
            <text:p>Accesibilidad</text:p>
          </table:table-cell>
          <table:table-cell table:style-name="ce64" office:value-type="string" calcext:value-type="string">
            <text:p>Juykhu/uqaranak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6" office:value-type="string" calcext:value-type="string">
            <text:p>Configurar las funciones de accesibilidad</text:p>
          </table:table-cell>
          <table:table-cell table:style-name="ce64" office:value-type="string" calcext:value-type="string">
            <text:p>Juykhu/uqaranakataki kuns luri uk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5" office:value-type="string" calcext:value-type="string">
            <text:p>Ajuste de ventanas</text:p>
          </table:table-cell>
          <table:table-cell table:style-name="ce64" office:value-type="string" calcext:value-type="string">
            <text:p>Wintananakan wali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6" office:value-type="string" calcext:value-type="string">
            <text:p>Administrar las preferencias de ajuste de ventanas</text:p>
          </table:table-cell>
          <table:table-cell table:style-name="ce64" office:value-type="string" calcext:value-type="string">
            <text:p>Wintananak walichawi u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5" office:value-type="string" calcext:value-type="string">
            <text:p>Aplicaciones al inicio</text:p>
          </table:table-cell>
          <table:table-cell table:style-name="ce64" office:value-type="string" calcext:value-type="string">
            <text:p>Qalltawin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6" office:value-type="string" calcext:value-type="string">
            <text:p>Gestionar las aplicaciones de inicio</text:p>
          </table:table-cell>
          <table:table-cell table:style-name="ce64" office:value-type="string" calcext:value-type="string">
            <text:p>Qalltawin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5" office:value-type="string" calcext:value-type="string">
            <text:p>Aplicaciones favoritas</text:p>
          </table:table-cell>
          <table:table-cell table:style-name="ce64" office:value-type="string" calcext:value-type="string">
            <text:p>Munat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6" office:value-type="string" calcext:value-type="string">
            <text:p>Seleccione las aplicaciones favoritas</text:p>
          </table:table-cell>
          <table:table-cell table:style-name="ce64" office:value-type="string" calcext:value-type="string">
            <text:p>Munat aplikasiyunanaka ajl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5" office:value-type="string" calcext:value-type="string">
            <text:p>Applets</text:p>
          </table:table-cell>
          <table:table-cell table:style-name="ce64" office:value-type="string" calcext:value-type="string">
            <text:p>Jisk’a-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6" office:value-type="string" calcext:value-type="string">
            <text:p>Administrar applets de Cinnamon</text:p>
          </table:table-cell>
          <table:table-cell table:style-name="ce64" office:value-type="string" calcext:value-type="string">
            <text:p>Cinnamon jisk’a-aplikasiyun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5" office:value-type="string" calcext:value-type="string">
            <text:p>Áreas de trabajo</text:p>
          </table:table-cell>
          <table:table-cell table:style-name="ce64" office:value-type="string" calcext:value-type="string">
            <text:p>Irnaqawj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6" office:value-type="string" calcext:value-type="string">
            <text:p>Administrar las preferencias de las áreas de trabajo</text:p>
          </table:table-cell>
          <table:table-cell table:style-name="ce64" office:value-type="string" calcext:value-type="string">
            <text:p>Irnaqawjana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Color</text:p>
          </table:table-cell>
          <table:table-cell table:style-name="ce70" office:value-type="string" calcext:value-type="string">
            <text:p>S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onfiguración de la gestión de color</text:p>
          </table:table-cell>
          <table:table-cell table:style-name="ce64" office:value-type="string" calcext:value-type="string">
            <text:p>Irpaw sami ukan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nm-applet.mo</text:p>
          </table:table-cell>
          <table:table-cell table:style-name="ce15" office:value-type="string" calcext:value-type="string">
            <text:p>Configuración de red avanzada</text:p>
          </table:table-cell>
          <table:table-cell table:style-name="ce64" office:value-type="string" calcext:value-type="string">
            <text:p>Sarantat llikan may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nm-applet.mo</text:p>
          </table:table-cell>
          <table:table-cell table:style-name="ce16" office:value-type="string" calcext:value-type="string">
            <text:p>Gestione y cambie sus ajustes de la conexión de red</text:p>
          </table:table-cell>
          <table:table-cell table:style-name="ce64" office:value-type="string" calcext:value-type="string">
            <text:p>Llikan chinuw walichawinakam irpam ukhamarak mayjapt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5" office:value-type="string" calcext:value-type="string">
            <text:p>Configuración del cortafuegos</text:p>
          </table:table-cell>
          <table:table-cell table:style-name="ce64" office:value-type="string" calcext:value-type="string">
            <text:p>Nina-khuchuwi (cortafuegos)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6" office:value-type="string" calcext:value-type="string">
            <text:p>Una manera sencilla de configura su cortafuegos</text:p>
          </table:table-cell>
          <table:table-cell table:style-name="ce64" office:value-type="string" calcext:value-type="string">
            <text:p>Nina-khuchuwim jasaki mayjach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5" office:value-type="string" calcext:value-type="string">
            <text:p>Configuración del sistema</text:p>
          </table:table-cell>
          <table:table-cell table:style-name="ce64" office:value-type="string" calcext:value-type="string">
            <text:p>Sistema ukan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6" office:value-type="string" calcext:value-type="string">
            <text:p>Centro de control</text:p>
          </table:table-cell>
          <table:table-cell table:style-name="ce70" office:value-type="string" calcext:value-type="string">
            <text:p>Iñasiñataki tay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5" office:value-type="string" calcext:value-type="string">
            <text:p>Cuentas en línea</text:p>
          </table:table-cell>
          <table:table-cell table:style-name="ce64" office:value-type="string" calcext:value-type="string">
            <text:p>Siqi ukan cuen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6" office:value-type="string" calcext:value-type="string">
            <text:p>Conectar a las cuentas en línea</text:p>
          </table:table-cell>
          <table:table-cell table:style-name="ce64" office:value-type="string" calcext:value-type="string">
            <text:p>Siqi uka cuentanakar chikasi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lets.desktop</text:p>
          </table:table-cell>
          <table:table-cell table:style-name="ce15" office:value-type="string" calcext:value-type="string">
            <text:p>Desklets</text:p>
          </table:table-cell>
          <table:table-cell table:style-name="ce64" office:value-type="string" calcext:value-type="string">
            <text:p>Iskrituryun jisk’a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lets.desktop</text:p>
          </table:table-cell>
          <table:table-cell table:style-name="ce16" office:value-type="string" calcext:value-type="string">
            <text:p>Administrar desklets de Cinnamon</text:p>
          </table:table-cell>
          <table:table-cell table:style-name="ce64" office:value-type="string" calcext:value-type="string">
            <text:p>Cinnamon uka iskrituryun jisk’a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.desktop</text:p>
          </table:table-cell>
          <table:table-cell table:style-name="ce15" office:value-type="string" calcext:value-type="string">
            <text:p>Detalles de cuenta</text:p>
          </table:table-cell>
          <table:table-cell table:style-name="ce64" office:value-type="string" calcext:value-type="string">
            <text:p>Cuenta ukan juk’amp yatiy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user.desktop</text:p>
          </table:table-cell>
          <table:table-cell table:style-name="ce16" office:value-type="string" calcext:value-type="string">
            <text:p>Cambiar las preferencias de usuario y contraseña</text:p>
          </table:table-cell>
          <table:table-cell table:style-name="ce64" office:value-type="string" calcext:value-type="string">
            <text:p>Apnaqirin ajlliñanak ukhamarak jamasat arunak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5" office:value-type="string" calcext:value-type="string">
            <text:p>Discos</text:p>
          </table:table-cell>
          <table:table-cell table:style-name="ce64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6" office:value-type="string" calcext:value-type="string">
            <text:p>Gestione dispositivos y soportes</text:p>
          </table:table-cell>
          <table:table-cell table:style-name="ce64" office:value-type="string" calcext:value-type="string">
            <text:p>Dispositivos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5" office:value-type="string" calcext:value-type="string">
            <text:p>Efectos</text:p>
          </table:table-cell>
          <table:table-cell table:style-name="ce64" office:value-type="string" calcext:value-type="string">
            <text:p>Unxtaw jamuq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6" office:value-type="string" calcext:value-type="string">
            <text:p>Configurar efectos visuales de Cinnamon</text:p>
          </table:table-cell>
          <table:table-cell table:style-name="ce64" office:value-type="string" calcext:value-type="string">
            <text:p>Cinnamon ukan unxtaw jamuqanak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5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6" office:value-type="string" calcext:value-type="string">
            <text:p>Administrar iconos del escritorio</text:p>
          </table:table-cell>
          <table:table-cell table:style-name="ce64" office:value-type="string" calcext:value-type="string">
            <text:p>Iskrituryu ukan salt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5" office:value-type="string" calcext:value-type="string">
            <text:p>Esquinas activas</text:p>
          </table:table-cell>
          <table:table-cell table:style-name="ce64" office:value-type="string" calcext:value-type="string">
            <text:p>Naktat k’uchu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6" office:value-type="string" calcext:value-type="string">
            <text:p>Administrar configuración de esquinas activas</text:p>
          </table:table-cell>
          <table:table-cell table:style-name="ce64" office:value-type="string" calcext:value-type="string">
            <text:p>Naktat k’uchunakan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5" office:value-type="string" calcext:value-type="string">
            <text:p>Extensiones</text:p>
          </table:table-cell>
          <table:table-cell table:style-name="ce64" office:value-type="string" calcext:value-type="string">
            <text:p>Jithitatayawinaka (extension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6" office:value-type="string" calcext:value-type="string">
            <text:p>Administrar extensiones de Cinnamon</text:p>
          </table:table-cell>
          <table:table-cell table:style-name="ce64" office:value-type="string" calcext:value-type="string">
            <text:p>Cinnamon ukan jithitataya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5" office:value-type="string" calcext:value-type="string">
            <text:p>Fecha y hora</text:p>
          </table:table-cell>
          <table:table-cell table:style-name="ce70" office:value-type="string" calcext:value-type="string">
            <text:p>Uru jakhump ur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6" office:value-type="string" calcext:value-type="string">
            <text:p>Administrar la configuración de fecha y hora</text:p>
          </table:table-cell>
          <table:table-cell table:style-name="ce70" office:value-type="string" calcext:value-type="string">
            <text:p>Mayjachaw uru jakhump uramp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5" office:value-type="string" calcext:value-type="string">
            <text:p>Fondos</text:p>
          </table:table-cell>
          <table:table-cell table:style-name="ce64" office:value-type="string" calcext:value-type="string">
            <text:p>Manqh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6" office:value-type="string" calcext:value-type="string">
            <text:p>Cambiar el fondo de escritorio</text:p>
          </table:table-cell>
          <table:table-cell table:style-name="ce64" office:value-type="string" calcext:value-type="string">
            <text:p>Iskrituryun manqha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5" office:value-type="string" calcext:value-type="string">
            <text:p>General</text:p>
          </table:table-cell>
          <table:table-cell table:style-name="ce64" office:value-type="string" calcext:value-type="string">
            <text:p>Taqp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6" office:value-type="string" calcext:value-type="string">
            <text:p>Preferencias diversas de Cinnamon</text:p>
          </table:table-cell>
          <table:table-cell table:style-name="ce64" office:value-type="string" calcext:value-type="string">
            <text:p>Cinnamon ukan mayja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5" office:value-type="string" calcext:value-type="string">
            <text:p>Gestión de energía</text:p>
          </table:table-cell>
          <table:table-cell table:style-name="ce64" office:value-type="string" calcext:value-type="string">
            <text:p>Ch’ama (energía) irp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6" office:value-type="string" calcext:value-type="string">
            <text:p>Administrar configuración de energía</text:p>
          </table:table-cell>
          <table:table-cell table:style-name="ce64" office:value-type="string" calcext:value-type="string">
            <text:p>Ch’ama ukan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5" office:value-type="string" calcext:value-type="string">
            <text:p>Gestor de Bluetooth</text:p>
          </table:table-cell>
          <table:table-cell table:style-name="ce64" office:value-type="string" calcext:value-type="string">
            <text:p>Bluetooth ukan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6" office:value-type="string" calcext:value-type="string">
            <text:p>Gestor de Bluetooth Blueman</text:p>
          </table:table-cell>
          <table:table-cell table:style-name="ce64" office:value-type="string" calcext:value-type="string">
            <text:p>Bluetooth Blueman ukan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5" office:value-type="string" calcext:value-type="string">
            <text:p>Información del sistema</text:p>
          </table:table-cell>
          <table:table-cell table:style-name="ce64" office:value-type="string" calcext:value-type="string">
            <text:p>Sistema ukan yati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6" office:value-type="string" calcext:value-type="string">
            <text:p>Mostrar información del sistema</text:p>
          </table:table-cell>
          <table:table-cell table:style-name="ce64" office:value-type="string" calcext:value-type="string">
            <text:p>Sistema ukan yatiyaw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Livepatch</text:p>
          </table:table-cell>
          <table:table-cell table:style-name="ce64" office:value-type="string" calcext:value-type="string">
            <text:p>Livep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Gestionar Livepatch de Canonical</text:p>
          </table:table-cell>
          <table:table-cell table:style-name="ce70" office:value-type="string" calcext:value-type="string">
            <text:p>Canonical ukan Livepatch irpaña</text:p>
          </table:table-cell>
          <table:table-cell table:style-name="ce3" office:value-type="string" calcext:value-type="string">
            <text:p>Manage Canonical Livepa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Más controladores</text:p>
          </table:table-cell>
          <table:table-cell table:style-name="ce70" office:value-type="string" calcext:value-type="string">
            <text:p>Juk’amp iñasiñataki (controladores)</text:p>
          </table:table-cell>
          <table:table-cell table:style-name="ce3" office:value-type="string" calcext:value-type="string">
            <text:p>Additional Drivers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e controladores propietarios y de otros fuentes</text:p>
          </table:table-cell>
          <table:table-cell table:style-name="ce70" office:value-type="string" calcext:value-type="string">
            <text:p>Jupankirinakan iñasiñatak ukhamarak <text:span text:style-name="T23">yaqha fuentes</text:span> mayjacham</text:p>
          </table:table-cell>
          <table:table-cell table:style-name="ce3" office:value-type="string" calcext:value-type="string">
            <text:p>Configure third-party and proprietary driver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5" office:value-type="string" calcext:value-type="string">
            <text:p>Notificaciones</text:p>
          </table:table-cell>
          <table:table-cell table:style-name="ce64" office:value-type="string" calcext:value-type="string">
            <text:p>Yatiy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6" office:value-type="string" calcext:value-type="string">
            <text:p>Preferencias de notificación</text:p>
          </table:table-cell>
          <table:table-cell table:style-name="ce64" office:value-type="string" calcext:value-type="string">
            <text:p>Yatiyawi ukan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5" office:value-type="string" calcext:value-type="string">
            <text:p>Panel</text:p>
          </table:table-cell>
          <table:table-cell table:style-name="ce64" office:value-type="string" calcext:value-type="string">
            <text:p>Wak’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6" office:value-type="string" calcext:value-type="string">
            <text:p>Administrar configuración del panel de Cinnamon</text:p>
          </table:table-cell>
          <table:table-cell table:style-name="ce64" office:value-type="string" calcext:value-type="string">
            <text:p>Cinnamon wak’a mayjachaw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5" office:value-type="string" calcext:value-type="string">
            <text:p>Preferencias de IBus</text:p>
          </table:table-cell>
          <table:table-cell table:style-name="ce64" office:value-type="string" calcext:value-type="string">
            <text:p>IBus ukan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6" office:value-type="string" calcext:value-type="string">
            <text:p>Defina las preferencias de IBus</text:p>
          </table:table-cell>
          <table:table-cell table:style-name="ce64" office:value-type="string" calcext:value-type="string">
            <text:p>IBus ukan ajlliñanaka uñacht’ay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5" office:value-type="string" calcext:value-type="string">
            <text:p>Privacidad</text:p>
          </table:table-cell>
          <table:table-cell table:style-name="ce70" office:value-type="string" calcext:value-type="string">
            <text:p>Sapa jaqinkirina (privacida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6" office:value-type="string" calcext:value-type="string">
            <text:p>Opciones de privacidad de Cinnamon</text:p>
          </table:table-cell>
          <table:table-cell table:style-name="ce64" office:value-type="string" calcext:value-type="string">
            <text:p>Cinnamon ukan jaqinkirin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5" office:value-type="string" calcext:value-type="string">
            <text:p>Ratón y panel táctil</text:p>
          </table:table-cell>
          <table:table-cell table:style-name="ce64" office:value-type="string" calcext:value-type="string">
            <text:p>Achaku ukhamarak wik’uchir pa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6" office:value-type="string" calcext:value-type="string">
            <text:p>Configuración del ratón y del panel táctil</text:p>
          </table:table-cell>
          <table:table-cell table:style-name="ce64" office:value-type="string" calcext:value-type="string">
            <text:p>Achaku ukhamarak wik’uchir pamp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Red</text:p>
          </table:table-cell>
          <table:table-cell table:style-name="ce64" office:value-type="string" calcext:value-type="string">
            <text:p>Ll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Configuración de la red</text:p>
          </table:table-cell>
          <table:table-cell table:style-name="ce64" office:value-type="string" calcext:value-type="string">
            <text:p>Llika ukan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5" office:value-type="string" calcext:value-type="string">
            <text:p>Salvapantallas</text:p>
          </table:table-cell>
          <table:table-cell table:style-name="ce64" office:value-type="string" calcext:value-type="string">
            <text:p>Pantalla-qhispi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6" office:value-type="string" calcext:value-type="string">
            <text:p>Configurar bloqueo de pantalla</text:p>
          </table:table-cell>
          <table:table-cell table:style-name="ce64" office:value-type="string" calcext:value-type="string">
            <text:p>Pantall jark’akaw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5" office:value-type="string" calcext:value-type="string">
            <text:p>Selección de tipos de letra</text:p>
          </table:table-cell>
          <table:table-cell table:style-name="ce64" office:value-type="string" calcext:value-type="string">
            <text:p>Qillqa kastanak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6" office:value-type="string" calcext:value-type="string">
            <text:p>Administrar tipos de letra del sistema</text:p>
          </table:table-cell>
          <table:table-cell table:style-name="ce64" office:value-type="string" calcext:value-type="string">
            <text:p>Sistema ukan qillqa kastanak irpa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Software y actualizaciones</text:p>
            <text:p/>
          </table:table-cell>
          <table:table-cell table:style-name="ce64" office:value-type="string" calcext:value-type="string">
            <text:p>Software ukhamarak jichhaptawinaka</text:p>
          </table:table-cell>
          <table:table-cell office:value-type="string" calcext:value-type="string">
            <text:p>Software &amp; Updat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a los orígenes para el software instalable y las actualizaciones</text:p>
          </table:table-cell>
          <table:table-cell table:style-name="ce70" office:value-type="string" calcext:value-type="string">
            <text:p>Software kawkhanti utjki ukhamarak jichhaptawinak uk majach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5" office:value-type="string" calcext:value-type="string">
            <text:p>Sonido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6" office:value-type="string" calcext:value-type="string">
            <text:p>Gestionar opciones de sonido</text:p>
          </table:table-cell>
          <table:table-cell table:style-name="ce64" office:value-type="string" calcext:value-type="string">
            <text:p>Kirkiw ajlli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anguage-selector.mo</text:p>
          </table:table-cell>
          <table:table-cell table:style-name="ce15" office:value-type="string" calcext:value-type="string">
            <text:p>Soporte de idiomas</text:p>
          </table:table-cell>
          <table:table-cell table:style-name="ce64" office:value-type="string" calcext:value-type="string">
            <text:p>Arunak apnaqa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language-selector.mo</text:p>
          </table:table-cell>
          <table:table-cell table:style-name="ce16" office:value-type="string" calcext:value-type="string">
            <text:p>Configurar soporte múltiple y nativo de idiomas para su sistema</text:p>
          </table:table-cell>
          <table:table-cell table:style-name="ce84" office:value-type="string" calcext:value-type="string">
            <text:p>Sistema ukamatak walja arunak apnaqañataki ukhamarak qallta aru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Tableta gráfica</text:p>
          </table:table-cell>
          <table:table-cell table:style-name="ce64" office:value-type="string" calcext:value-type="string">
            <text:p>Jamuq tabl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Asignar botones y ajustar la sensibilidad del lápiz en tabletas gráficas</text:p>
          </table:table-cell>
          <table:table-cell table:style-name="ce64" office:value-type="string" calcext:value-type="string">
            <text:p>Tabletas jamuqanakan, wutunanak churayaña ukhamarak lapis turpa <text:s/>wali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keyboard.desktop</text:p>
          </table:table-cell>
          <table:table-cell table:style-name="ce15" office:value-type="string" calcext:value-type="string">
            <text:p>Teclado</text:p>
          </table:table-cell>
          <table:table-cell table:style-name="ce64" office:value-type="string" calcext:value-type="string">
            <text:p>Tiklaru (tecl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keyboard.desktop</text:p>
          </table:table-cell>
          <table:table-cell table:style-name="ce16" office:value-type="string" calcext:value-type="string">
            <text:p>Administrar configuración de teclado y acceso directos</text:p>
          </table:table-cell>
          <table:table-cell table:style-name="ce64" office:value-type="string" calcext:value-type="string">
            <text:p>Tiklaru mayjachawinak ukhamarak jank’ak mantawi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themes.desktop</text:p>
          </table:table-cell>
          <table:table-cell table:style-name="ce15" office:value-type="string" calcext:value-type="string">
            <text:p>Temas</text:p>
          </table:table-cell>
          <table:table-cell table:style-name="ce64" office:value-type="string" calcext:value-type="string">
            <text:p>Taqpach uñjawinaka (tem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themes.desktop</text:p>
          </table:table-cell>
          <table:table-cell table:style-name="ce16" office:value-type="string" calcext:value-type="string">
            <text:p>Administrar temas para cambiar el aspecto del escritorio</text:p>
          </table:table-cell>
          <table:table-cell table:style-name="ce64" office:value-type="string" calcext:value-type="string">
            <text:p>Iskrituryu ukan taqpach uñjawinak mayjaptayañat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5" office:value-type="string" calcext:value-type="string">
            <text:p>Ventanas</text:p>
          </table:table-cell>
          <table:table-cell table:style-name="ce64" office:value-type="string" calcext:value-type="string">
            <text:p>Winta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6" office:value-type="string" calcext:value-type="string">
            <text:p>Administrar las preferencias de ventanas</text:p>
          </table:table-cell>
          <table:table-cell table:style-name="ce64" office:value-type="string" calcext:value-type="string">
            <text:p>Wintananakan ajlliñanak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Visualización</text:p>
          </table:table-cell>
          <table:table-cell table:style-name="ce70" office:value-type="string" calcext:value-type="string">
            <text:p>Uñ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ambiar la resolución y posición de los monitores y proyectores</text:p>
          </table:table-cell>
          <table:table-cell table:style-name="ce70" office:value-type="string" calcext:value-type="string">
            <text:p>Qawqha pixeles ukhamaraki munituranaka/proyectores kawkhankis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Lugares---</text:p>
          </table:table-cell>
          <table:table-cell table:style-name="ce64" office:value-type="string" calcext:value-type="string">
            <text:p>---Chiqawj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rpeta personal</text:p>
          </table:table-cell>
          <table:table-cell table:style-name="ce64" office:value-type="string" calcext:value-type="string">
            <text:p>Jaqinkir q’ip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ome</text:p>
          </table:table-cell>
          <table:table-cell table:style-name="ce64" office:value-type="string" calcext:value-type="string">
            <text:p>Utja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ktop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ectarse a...</text:p>
          </table:table-cell>
          <table:table-cell table:style-name="ce64" office:value-type="string" calcext:value-type="string">
            <text:p>Chikasiña ukar…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nect</text:p>
          </table:table-cell>
          <table:table-cell table:style-name="ce64" office:value-type="string" calcext:value-type="string">
            <text:p>chikasiña</text:p>
          </table:table-cell>
          <table:table-cell office:value-type="string" calcext:value-type="string">
            <text:p>connect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Documentos</text:p>
          </table:table-cell>
          <table:table-cell table:style-name="ce64" office:value-type="string" calcext:value-type="string">
            <text:p>Qillqa-waya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úsica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Imágenes</text:p>
          </table:table-cell>
          <table:table-cell table:style-name="ce64" office:value-type="string" calcext:value-type="string">
            <text:p>Jamu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Vídeos</text:p>
          </table:table-cell>
          <table:table-cell table:style-name="ce64" office:value-type="string" calcext:value-type="string">
            <text:p>Videos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Debe ser "Videos" (sin acento) en las Américas]</text:p>
          </table:table-cell>
          <table:table-cell table:style-name="ce64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cargas</text:p>
          </table:table-cell>
          <table:table-cell table:style-name="ce64" office:value-type="string" calcext:value-type="string">
            <text:p>Internet ukat apaqatanak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Archivos recientes---</text:p>
          </table:table-cell>
          <table:table-cell table:style-name="ce64" office:value-type="string" calcext:value-type="string">
            <text:p>---Jichha wayaq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in documentos recientes</text:p>
          </table:table-cell>
          <table:table-cell table:style-name="ce64" office:value-type="string" calcext:value-type="string">
            <text:p>Jan jichhaki qillqa-wayaqanakampi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64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ros archivos con traducciones:</text:p>
          </table:table-cell>
          <table:table-cell table:style-name="Default"/>
          <table:table-cell table:style-name="ce71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enus-3.0.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usr/share/goldendict/locale/ay_WI.qm</text:p>
          </table:table-cell>
          <table:table-cell table:number-columns-repeated="1023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8:02:35.775402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2:53:15.339891717</meta:creation-date>
    <dc:date>2022-08-28T22:16:25.425053642</dc:date>
    <meta:editing-duration>PT9H39M47S</meta:editing-duration>
    <meta:editing-cycles>16</meta:editing-cycles>
    <meta:generator>LibreOffice/7.0.4.2$Linux_X86_64 LibreOffice_project/00$Build-2</meta:generator>
    <meta:document-statistic meta:table-count="1" meta:cell-count="1020" meta:object-count="0"/>
  </office:meta>
</office:document-meta>
</file>